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iberation Mono" officeooo:rsid="00065155" officeooo:paragraph-rsid="00065155"/>
    </style:style>
    <style:style style:name="P3" style:family="paragraph" style:parent-style-name="Standard">
      <style:text-properties style:font-name="Liberation Mono" officeooo:rsid="00065155" officeooo:paragraph-rsid="00077b8e"/>
    </style:style>
    <style:style style:name="P4" style:family="paragraph" style:parent-style-name="Standard">
      <style:text-properties style:font-name="Liberation Mono" officeooo:rsid="00065155" officeooo:paragraph-rsid="000bd57a"/>
    </style:style>
    <style:style style:name="P5" style:family="paragraph" style:parent-style-name="Standard">
      <style:text-properties style:font-name="Liberation Mono" officeooo:rsid="00065155" officeooo:paragraph-rsid="000d353e"/>
    </style:style>
    <style:style style:name="P6" style:family="paragraph" style:parent-style-name="Standard">
      <style:text-properties style:font-name="Liberation Mono" officeooo:rsid="00065155" officeooo:paragraph-rsid="00107617"/>
    </style:style>
    <style:style style:name="P7" style:family="paragraph" style:parent-style-name="Standard">
      <style:text-properties style:font-name="Liberation Mono" fo:font-weight="bold" style:font-weight-asian="bold" style:font-weight-complex="bold"/>
    </style:style>
    <style:style style:name="P8" style:family="paragraph" style:parent-style-name="Standard">
      <style:text-properties style:font-name="Liberation Mono" fo:font-weight="bold" officeooo:rsid="000d353e" officeooo:paragraph-rsid="000d353e" style:font-weight-asian="bold" style:font-weight-complex="bold"/>
    </style:style>
    <style:style style:name="P9" style:family="paragraph" style:parent-style-name="Standard">
      <style:text-properties style:font-name="Liberation Mono" fo:font-weight="bold" officeooo:rsid="000bd57a" officeooo:paragraph-rsid="000bd57a" style:font-weight-asian="bold" style:font-weight-complex="bold"/>
    </style:style>
    <style:style style:name="P10" style:family="paragraph" style:parent-style-name="Standard">
      <style:text-properties style:font-name="Liberation Mono" fo:font-weight="bold" officeooo:rsid="00107617" officeooo:paragraph-rsid="00107617" style:font-weight-asian="bold" style:font-weight-complex="bold"/>
    </style:style>
    <style:style style:name="P11" style:family="paragraph" style:parent-style-name="Standard">
      <style:text-properties style:font-name="Liberation Mono" fo:font-weight="bold" officeooo:rsid="001a816e" officeooo:paragraph-rsid="001a816e" style:font-weight-asian="bold" style:font-weight-complex="bold"/>
    </style:style>
    <style:style style:name="P12" style:family="paragraph" style:parent-style-name="Standard">
      <style:text-properties style:font-name="Liberation Mono" fo:font-style="italic" officeooo:rsid="00065155" officeooo:paragraph-rsid="00077b8e" style:font-style-asian="italic" style:font-style-complex="italic"/>
    </style:style>
    <style:style style:name="P13" style:family="paragraph" style:parent-style-name="Standard">
      <style:text-properties style:font-name="Liberation Mono" fo:font-style="italic" officeooo:rsid="00107617" officeooo:paragraph-rsid="00107617" style:font-style-asian="italic" style:font-style-complex="italic"/>
    </style:style>
    <style:style style:name="P14" style:family="paragraph" style:parent-style-name="Standard">
      <style:text-properties style:font-name="Liberation Mono" fo:font-style="italic" officeooo:rsid="00129f68" officeooo:paragraph-rsid="00129f68" style:font-style-asian="italic" style:font-style-complex="italic"/>
    </style:style>
    <style:style style:name="P15" style:family="paragraph" style:parent-style-name="Standard">
      <style:text-properties style:font-name="Liberation Mono" fo:font-style="italic" officeooo:rsid="00172873" officeooo:paragraph-rsid="00181d38" style:font-style-asian="italic" style:font-style-complex="italic"/>
    </style:style>
    <style:style style:name="P16" style:family="paragraph" style:parent-style-name="Standard">
      <style:text-properties style:font-name="Liberation Mono" officeooo:rsid="000bd57a" officeooo:paragraph-rsid="000bd57a"/>
    </style:style>
    <style:style style:name="P17" style:family="paragraph" style:parent-style-name="Standard">
      <style:text-properties style:font-name="Liberation Mono" officeooo:rsid="000bd57a" officeooo:paragraph-rsid="000d353e"/>
    </style:style>
    <style:style style:name="P18" style:family="paragraph" style:parent-style-name="Standard">
      <style:text-properties style:font-name="Liberation Mono" officeooo:rsid="000bd57a" officeooo:paragraph-rsid="000f2652"/>
    </style:style>
    <style:style style:name="P19" style:family="paragraph" style:parent-style-name="Standard">
      <style:text-properties style:font-name="Liberation Mono" officeooo:rsid="00107617" officeooo:paragraph-rsid="00107617"/>
    </style:style>
    <style:style style:name="P20" style:family="paragraph" style:parent-style-name="Standard">
      <style:text-properties style:font-name="Liberation Mono" officeooo:rsid="00107617" officeooo:paragraph-rsid="00129f68"/>
    </style:style>
    <style:style style:name="P21" style:family="paragraph" style:parent-style-name="Standard">
      <style:text-properties style:font-name="Liberation Mono" officeooo:rsid="00107617" officeooo:paragraph-rsid="001a816e"/>
    </style:style>
    <style:style style:name="P22" style:family="paragraph" style:parent-style-name="Standard">
      <style:text-properties style:font-name="Liberation Mono" officeooo:rsid="00107617" officeooo:paragraph-rsid="002220db"/>
    </style:style>
    <style:style style:name="P23" style:family="paragraph" style:parent-style-name="Standard">
      <style:text-properties style:font-name="Liberation Mono" officeooo:rsid="0010dc08" officeooo:paragraph-rsid="0010dc08"/>
    </style:style>
    <style:style style:name="P24" style:family="paragraph" style:parent-style-name="Standard">
      <style:text-properties style:font-name="Liberation Mono" officeooo:rsid="0010dc08" officeooo:paragraph-rsid="00129f68"/>
    </style:style>
    <style:style style:name="P25" style:family="paragraph" style:parent-style-name="Standard">
      <style:text-properties style:font-name="Liberation Mono" officeooo:rsid="00129f68" officeooo:paragraph-rsid="00129f68"/>
    </style:style>
    <style:style style:name="P26" style:family="paragraph" style:parent-style-name="Standard">
      <style:text-properties style:font-name="Liberation Mono" officeooo:rsid="00172873" officeooo:paragraph-rsid="00181d38"/>
    </style:style>
    <style:style style:name="P27" style:family="paragraph" style:parent-style-name="Standard">
      <style:text-properties style:font-name="Liberation Mono" officeooo:rsid="001a816e" officeooo:paragraph-rsid="001a816e"/>
    </style:style>
    <style:style style:name="P28" style:family="paragraph" style:parent-style-name="Standard">
      <style:text-properties style:font-name="Liberation Mono" officeooo:rsid="001c1e59" officeooo:paragraph-rsid="001c1e59"/>
    </style:style>
    <style:style style:name="P29" style:family="paragraph" style:parent-style-name="Standard">
      <style:text-properties style:font-name="Liberation Mono" officeooo:rsid="001c1e59" officeooo:paragraph-rsid="001e824b"/>
    </style:style>
    <style:style style:name="P30" style:family="paragraph" style:parent-style-name="Standard">
      <style:text-properties style:font-name="Liberation Mono" officeooo:rsid="001c1e59" officeooo:paragraph-rsid="001f331c"/>
    </style:style>
    <style:style style:name="P31" style:family="paragraph" style:parent-style-name="Standard">
      <style:text-properties style:font-name="Liberation Mono" officeooo:rsid="001c1e59" officeooo:paragraph-rsid="002220db"/>
    </style:style>
    <style:style style:name="P32" style:family="paragraph" style:parent-style-name="Standard">
      <style:text-properties style:font-name="Liberation Mono" officeooo:rsid="001cd315" officeooo:paragraph-rsid="001e824b"/>
    </style:style>
    <style:style style:name="P33" style:family="paragraph" style:parent-style-name="Standard">
      <style:text-properties style:font-name="Liberation Mono" officeooo:rsid="001cd315" officeooo:paragraph-rsid="001f331c"/>
    </style:style>
    <style:style style:name="P34" style:family="paragraph" style:parent-style-name="Standard">
      <style:text-properties style:font-name="Liberation Mono" officeooo:rsid="001e824b" officeooo:paragraph-rsid="001e824b"/>
    </style:style>
    <style:style style:name="P35" style:family="paragraph" style:parent-style-name="Standard">
      <style:text-properties style:font-name="Liberation Mono" officeooo:rsid="001f331c" officeooo:paragraph-rsid="001f331c"/>
    </style:style>
    <style:style style:name="P36" style:family="paragraph" style:parent-style-name="Standard">
      <style:text-properties style:font-name="Liberation Mono" officeooo:rsid="0020e42d" officeooo:paragraph-rsid="0020e42d"/>
    </style:style>
    <style:style style:name="P37" style:family="paragraph" style:parent-style-name="Standard">
      <style:text-properties style:font-name="Liberation Mono" officeooo:rsid="002220db" officeooo:paragraph-rsid="002220db"/>
    </style:style>
    <style:style style:name="P38" style:family="paragraph" style:parent-style-name="Standard">
      <style:text-properties style:font-name="Liberation Mono" fo:font-size="12pt" officeooo:rsid="003672a7" officeooo:paragraph-rsid="001a92b6" style:font-size-asian="12pt" style:font-size-complex="12pt"/>
    </style:style>
    <style:style style:name="P39" style:family="paragraph" style:parent-style-name="Standard">
      <style:text-properties style:font-name="Liberation Mono" fo:font-size="12pt" officeooo:rsid="0035a69b" officeooo:paragraph-rsid="001a92b6" style:font-size-asian="12pt" style:font-size-complex="12pt"/>
    </style:style>
    <style:style style:name="P40" style:family="paragraph" style:parent-style-name="Standard">
      <style:text-properties style:font-name="Liberation Mono" fo:font-size="12pt" officeooo:rsid="00162212" officeooo:paragraph-rsid="001a92b6" style:font-size-asian="12pt" style:font-size-complex="12pt"/>
    </style:style>
    <style:style style:name="P41" style:family="paragraph" style:parent-style-name="Standard">
      <style:text-properties style:font-name="Liberation Mono" fo:font-size="12pt" officeooo:rsid="00297fd5" officeooo:paragraph-rsid="001a92b6" style:font-size-asian="12pt" style:font-size-complex="12pt"/>
    </style:style>
    <style:style style:name="P42" style:family="paragraph" style:parent-style-name="Standard">
      <style:text-properties style:font-name="Liberation Mono" officeooo:rsid="00129f68" officeooo:paragraph-rsid="00129f68"/>
    </style:style>
    <style:style style:name="P43" style:family="paragraph" style:parent-style-name="Standard">
      <style:text-properties style:font-name="Liberation Mono" officeooo:rsid="0010dc08" officeooo:paragraph-rsid="00129f68"/>
    </style:style>
    <style:style style:name="P44" style:family="paragraph" style:parent-style-name="Standard">
      <style:text-properties style:font-name="Liberation Mono" officeooo:rsid="001a816e" officeooo:paragraph-rsid="001a816e"/>
    </style:style>
    <style:style style:name="P45" style:family="paragraph" style:parent-style-name="Standard">
      <style:text-properties style:font-name="Liberation Mono" officeooo:rsid="00107617" officeooo:paragraph-rsid="00107617"/>
    </style:style>
    <style:style style:name="P46" style:family="paragraph" style:parent-style-name="Standard">
      <style:text-properties style:font-name="Liberation Mono" officeooo:rsid="00107617" officeooo:paragraph-rsid="00292eaa"/>
    </style:style>
    <style:style style:name="P47" style:family="paragraph" style:parent-style-name="Standard">
      <style:text-properties style:font-name="Liberation Mono" officeooo:rsid="00107617" officeooo:paragraph-rsid="002a1cba"/>
    </style:style>
    <style:style style:name="P48" style:family="paragraph" style:parent-style-name="Standard">
      <style:text-properties style:font-name="Liberation Mono" officeooo:rsid="00107617" officeooo:paragraph-rsid="002c0e13"/>
    </style:style>
    <style:style style:name="P49" style:family="paragraph" style:parent-style-name="Standard">
      <style:text-properties style:font-name="Liberation Mono" officeooo:rsid="0023fad2" officeooo:paragraph-rsid="002699d4"/>
    </style:style>
    <style:style style:name="P50" style:family="paragraph" style:parent-style-name="Standard">
      <style:text-properties style:font-name="Liberation Mono" officeooo:rsid="0023fad2" officeooo:paragraph-rsid="00292eaa"/>
    </style:style>
    <style:style style:name="P51" style:family="paragraph" style:parent-style-name="Standard">
      <style:text-properties style:font-name="Liberation Mono" officeooo:rsid="0020e42d" officeooo:paragraph-rsid="0023fad2"/>
    </style:style>
    <style:style style:name="P52" style:family="paragraph" style:parent-style-name="Standard">
      <style:text-properties style:font-name="Liberation Mono" officeooo:rsid="002220db" officeooo:paragraph-rsid="0028635a"/>
    </style:style>
    <style:style style:name="P53" style:family="paragraph" style:parent-style-name="Standard">
      <style:text-properties style:font-name="Liberation Mono" officeooo:rsid="0028635a" officeooo:paragraph-rsid="0028635a"/>
    </style:style>
    <style:style style:name="P54" style:family="paragraph" style:parent-style-name="Standard">
      <style:text-properties style:font-name="Liberation Mono" officeooo:rsid="0028635a" officeooo:paragraph-rsid="00292eaa"/>
    </style:style>
    <style:style style:name="P55" style:family="paragraph" style:parent-style-name="Standard">
      <style:text-properties style:font-name="Liberation Mono" officeooo:rsid="0028635a" officeooo:paragraph-rsid="002a1cba"/>
    </style:style>
    <style:style style:name="P56" style:family="paragraph" style:parent-style-name="Standard">
      <style:text-properties style:font-name="Liberation Mono" officeooo:rsid="0028635a" officeooo:paragraph-rsid="002b9f60"/>
    </style:style>
    <style:style style:name="P57" style:family="paragraph" style:parent-style-name="Standard">
      <style:text-properties style:font-name="Liberation Mono" officeooo:rsid="0028635a" officeooo:paragraph-rsid="002c0e13"/>
    </style:style>
    <style:style style:name="P58" style:family="paragraph" style:parent-style-name="Standard">
      <style:text-properties style:font-name="Liberation Mono" officeooo:rsid="002a1cba" officeooo:paragraph-rsid="00107617"/>
    </style:style>
    <style:style style:name="P59" style:family="paragraph" style:parent-style-name="Standard">
      <style:text-properties style:font-name="Liberation Mono" officeooo:rsid="002a1cba" officeooo:paragraph-rsid="002a1cba"/>
    </style:style>
    <style:style style:name="P60" style:family="paragraph" style:parent-style-name="Standard">
      <style:text-properties style:font-name="Liberation Mono" officeooo:rsid="002b5717" officeooo:paragraph-rsid="002b5717"/>
    </style:style>
    <style:style style:name="P61" style:family="paragraph" style:parent-style-name="Standard">
      <style:text-properties style:font-name="Liberation Mono" officeooo:rsid="002b9f60" officeooo:paragraph-rsid="002c0e13"/>
    </style:style>
    <style:style style:name="P62" style:family="paragraph" style:parent-style-name="Standard">
      <style:text-properties style:font-name="Liberation Mono" officeooo:rsid="001c1e59" officeooo:paragraph-rsid="001c1e59"/>
    </style:style>
    <style:style style:name="P63" style:family="paragraph" style:parent-style-name="Standard">
      <style:text-properties style:font-name="Liberation Mono" officeooo:rsid="002d373c" officeooo:paragraph-rsid="002d373c"/>
    </style:style>
    <style:style style:name="P64" style:family="paragraph" style:parent-style-name="Standard">
      <style:text-properties style:font-name="Liberation Mono" fo:font-style="italic" officeooo:rsid="00107617" officeooo:paragraph-rsid="002d373c" style:font-style-asian="italic" style:font-style-complex="italic"/>
    </style:style>
    <style:style style:name="P65" style:family="paragraph" style:parent-style-name="Standard">
      <style:text-properties style:font-name="Liberation Mono" officeooo:rsid="002de777" officeooo:paragraph-rsid="002de777"/>
    </style:style>
    <style:style style:name="T1" style:family="text">
      <style:text-properties officeooo:rsid="00056dcc"/>
    </style:style>
    <style:style style:name="T2" style:family="text">
      <style:text-properties officeooo:rsid="00065155"/>
    </style:style>
    <style:style style:name="T3" style:family="text">
      <style:text-properties officeooo:rsid="0006efe9"/>
    </style:style>
    <style:style style:name="T4" style:family="text">
      <style:text-properties officeooo:rsid="00072d78"/>
    </style:style>
    <style:style style:name="T5" style:family="text">
      <style:text-properties officeooo:rsid="00077b8e"/>
    </style:style>
    <style:style style:name="T6" style:family="text">
      <style:text-properties officeooo:rsid="000bd57a"/>
    </style:style>
    <style:style style:name="T7" style:family="text">
      <style:text-properties officeooo:rsid="000f2652"/>
    </style:style>
    <style:style style:name="T8" style:family="text">
      <style:text-properties officeooo:rsid="00107617"/>
    </style:style>
    <style:style style:name="T9" style:family="text">
      <style:text-properties fo:font-weight="bold" officeooo:rsid="00077b8e" style:font-weight-asian="bold" style:font-weight-complex="bold"/>
    </style:style>
    <style:style style:name="T10" style:family="text">
      <style:text-properties officeooo:rsid="0010dc08"/>
    </style:style>
    <style:style style:name="T11" style:family="text">
      <style:text-properties officeooo:rsid="00129f68"/>
    </style:style>
    <style:style style:name="T12" style:family="text">
      <style:text-properties officeooo:rsid="0013daae"/>
    </style:style>
    <style:style style:name="T13" style:family="text">
      <style:text-properties officeooo:rsid="00155fc2"/>
    </style:style>
    <style:style style:name="T14" style:family="text">
      <style:text-properties officeooo:rsid="00181d38"/>
    </style:style>
    <style:style style:name="T15" style:family="text">
      <style:text-properties officeooo:rsid="00378854"/>
    </style:style>
    <style:style style:name="T16" style:family="text">
      <style:text-properties officeooo:rsid="00162212"/>
    </style:style>
    <style:style style:name="T17" style:family="text">
      <style:text-properties officeooo:rsid="001a92b6"/>
    </style:style>
    <style:style style:name="T18" style:family="text">
      <style:text-properties officeooo:rsid="001cd315"/>
    </style:style>
    <style:style style:name="T19" style:family="text">
      <style:text-properties officeooo:rsid="001e824b"/>
    </style:style>
    <style:style style:name="T20" style:family="text">
      <style:text-properties officeooo:rsid="001f331c"/>
    </style:style>
    <style:style style:name="T21" style:family="text">
      <style:text-properties officeooo:rsid="0020e42d"/>
    </style:style>
    <style:style style:name="T22" style:family="text">
      <style:text-properties officeooo:rsid="002220db"/>
    </style:style>
    <style:style style:name="T23" style:family="text">
      <style:text-properties officeooo:rsid="00094dcf"/>
    </style:style>
    <style:style style:name="T24" style:family="text">
      <style:text-properties officeooo:rsid="000a4c17"/>
    </style:style>
    <style:style style:name="T25" style:family="text">
      <style:text-properties officeooo:rsid="0023fad2"/>
    </style:style>
    <style:style style:name="T26" style:family="text">
      <style:text-properties officeooo:rsid="002587e4"/>
    </style:style>
    <style:style style:name="T27" style:family="text">
      <style:text-properties officeooo:rsid="00259dc8"/>
    </style:style>
    <style:style style:name="T28" style:family="text">
      <style:text-properties officeooo:rsid="002699d4"/>
    </style:style>
    <style:style style:name="T29" style:family="text">
      <style:text-properties officeooo:rsid="0028635a"/>
    </style:style>
    <style:style style:name="T30" style:family="text">
      <style:text-properties officeooo:rsid="00292eaa"/>
    </style:style>
    <style:style style:name="T31" style:family="text">
      <style:text-properties officeooo:rsid="002a1cba"/>
    </style:style>
    <style:style style:name="T32" style:family="text">
      <style:text-properties officeooo:rsid="001c1e59"/>
    </style:style>
    <style:style style:name="T33" style:family="text">
      <style:text-properties fo:font-style="normal" style:font-style-asian="normal" style:font-style-complex="normal"/>
    </style:style>
    <style:style style:name="T34" style:family="text">
      <style:text-properties fo:font-style="normal" officeooo:rsid="00107617" style:font-style-asian="normal" style:font-style-complex="normal"/>
    </style:style>
    <style:style style:name="T35" style:family="text">
      <style:text-properties officeooo:rsid="002de7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text:span text:style-name="T1">DOGTEETH</text:span>, Version 1</text:p>
      <text:p text:style-name="P1"/>
      <text:p text:style-name="P1"/>
      <text:p text:style-name="P7">Description</text:p>
      <text:p text:style-name="P1"/>
      <text:p text:style-name="P1"><text:span text:style-name="T1">Dogteeth is a programming language developed for the Badge Adventure Engine</text:span><text:span text:style-name="T2"> and in a more limited context for the Browser Engine. <text:s/>The Browser Engine implements a small sub-set of the functionality so this document will be focusing on the Badge Adventure Engine only.</text:span></text:p>
      <text:p text:style-name="P1"/>
      <text:p text:style-name="P2">Dogteeth is an interpreted polymorphic scripting language.<text:span text:style-name="T3"> <text:s/>It can re-write its own source code at runtime.</text:span></text:p>
      <text:p text:style-name="P2"/>
      <text:p text:style-name="P2">Code is executed from a line delimited plain text file. <text:s/>A line in the file could contain; a line of code, a string value, a named .address, a comment, or <text:span text:style-name="T4">an empty line terminated with a</text:span> <text:span text:style-name="T4">\n </text:span>linefeed.</text:p>
      <text:p text:style-name="P2"/>
      <text:p text:style-name="P2">The first three lines of the file have predefined functions:</text:p>
      <text:p text:style-name="P2"/>
      <text:p text:style-name="P2">Line 0 is WORLD_ENTRY, where initial execution starts</text:p>
      <text:p text:style-name="P2">Line 1 is WORLD_POSITION_INDEX, the execution pointer<text:span text:style-name="T23"> </text:span><text:span text:style-name="T24">value </text:span><text:span text:style-name="T23">is stored here at runtime</text:span></text:p>
      <text:p text:style-name="P2">Line 2 is WORLD_CLOCK_INDEX, how many lines have been executed<text:span text:style-name="T23">, updated at runtime</text:span></text:p>
      <text:p text:style-name="P2"/>
      <text:p text:style-name="P3">The execution pointer is a number which is the line number of a line of code to execute. <text:s/>Execution in Dogteeth means evaluating away all of the commands and environment variables in a line of code until none remain. <text:s/>When a line of code has been fully evaluated, what ever remains is presented to the user as output. <text:s/>The interpreter then waits for user input before following the instruction pointer to the next instruction.<text:span text:style-name="T5"> <text:s/>The $button command is used to provide the user with some number of code execution branches to select from.</text:span><text:span text:style-name="T6"> <text:s/>Failure to include a</text:span><text:span text:style-name="T8">t least one</text:span><text:span text:style-name="T6"> $button </text:span><text:span text:style-name="T8">in a line of code </text:span><text:span text:style-name="T6">would stall execution.</text:span></text:p>
      <text:p text:style-name="P3"/>
      <text:p text:style-name="P12"><text:span text:style-name="T5">While this user input based blocking execution clock makes perfect sense in the context of the Badge Adventure Engine, clocking execution forward </text:span><text:span text:style-name="T9">could</text:span><text:span text:style-name="T5"> be accomplished by some other mechanism for some other operating context. <text:s/>For example, the addition of commands which jump to other points of execution after the line has been fully evaluated (based on some conditions), would enable the use of Dogteeth in a context where it clocks its own execution forward.</text:span></text:p>
      <text:p text:style-name="P2"/>
      <text:p text:style-name="P2"/>
      <text:p text:style-name="P8">Source Code is Static, Memory is Volatile</text:p>
      <text:p text:style-name="P2"/>
      <text:p text:style-name="P17">While a Dogteeth script is running, lines of code are modifying themselves and other lines of code. <text:s/>These changes do not occur in the source code file.</text:p>
      <text:p text:style-name="P5"/>
      <text:p text:style-name="P2"/>
      <text:p text:style-name="P9">Working Memory</text:p>
      <text:p text:style-name="P16"/>
      <text:p text:style-name="P16">Before a line of code is executed, it is loaded into memory. <text:s/>As execution evaluates away all of the commands and environment variables, those changes are applied to the copy of the line of code in memory, leaving the source code unaffected, ready to be called again.</text:p>
      <text:p text:style-name="P4"/>
      <text:p text:style-name="P2"/>
      <text:p text:style-name="P9">Runtime Cache</text:p>
      <text:p text:style-name="P16"/>
      <text:p text:style-name="P18">If a command sets a line of code to some string value (via the $wset command), the string value is <text:span text:style-name="T7">actually </text:span>added to the runtime cache. <text:s/>Once a line has been added to the cache, any references to it will use the cache <text:span text:style-name="T7">and </text:span>NOT the source code file. <text:s/>The cache is stored in ram, as such it is volatile and lost if the badge is power cycled or if a different world file is loaded into the Badge Adventure engine.</text:p>
      <text:p text:style-name="P18"/>
      <text:p text:style-name="P18"><text:span text:style-name="T7">B</text:span>eing in ram means that references to lines in the cache will happen faster than references to uncached lines.<text:span text:style-name="T7"> <text:s/>$wset'ing an executable line of code into a cached line, then directing execution to that line can result in improved execution times. <text:s/>The interpreter requires fewer</text:span><text:span text:style-name="T8"> or no</text:span><text:span text:style-name="T7"> eeprom accesses to work with cached lines.</text:span></text:p>
      <text:p text:style-name="P2"/>
      <text:p text:style-name="P2"/>
      <text:p text:style-name="P10">Special Line Starts</text:p>
      <text:p text:style-name="P2"/>
      <text:p text:style-name="P2"/>
      <text:p text:style-name="P13">Named Address Lines</text:p>
      <text:p text:style-name="P19"/>
      <text:p text:style-name="P20">If a line begins with a . (followed by some string), <text:span text:style-name="T10">it</text:span> is a .address</text:p>
      <text:p text:style-name="P20"/>
      <text:p text:style-name="P20"><text:span text:style-name="T11">This is a big</text:span> quality of life feature for the programmer<text:span text:style-name="T11">! <text:s/>Instead of using literal line numbers in your commands, you can use named addresses.</text:span></text:p>
      <text:p text:style-name="P20"/>
      <text:p text:style-name="P25">Without this feature, if you needed to insert a line between two existing lines ... you would have to manually 'fix' all of the line number references in the source code to reflect that everything just moved to new lines after the edit.</text:p>
      <text:p text:style-name="P24"/>
      <text:p text:style-name="P25">Note that if a line starts with a . that the rest of the line is the name of the named address. <text:s/>This will pull in spaces, tabs, etc. so be mindful about trailing whitespace</text:p>
      <text:p text:style-name="P25"/>
      <text:p text:style-name="P25">When an .address is evaluated to a literal line number, it evaluated to the line number of the line immediately following the .address line. <text:s/>Here is a valid program as an example:</text:p>
      <text:p text:style-name="P25"/>
      <text:p text:style-name="P14">$wget(.outside)</text:p>
      <text:p text:style-name="P14">0</text:p>
      <text:p text:style-name="P14">0</text:p>
      <text:p text:style-name="P14">.outside</text:p>
      <text:p text:style-name="P14">You are in a meadow, you see a cave. <text:s/>$button(.cave)Enter the cave.</text:p>
      <text:p text:style-name="P14">.cave</text:p>
      <text:p text:style-name="P14">You are in a cave. $button(.outside)<text:span text:style-name="T13">Leave the cave</text:span>.</text:p>
      <text:p text:style-name="P25"/>
      <text:p text:style-name="P25">Line 0 pulls in line 4 (because .outside is on line 3). <text:s/>The button on line 4 changes the execution pointer to jump to line 6 (because .cave is on line 5). <text:s/>The button on line six cuanges the execution pointer to jump to line 4 (because .outside is on line 3).<text:span text:style-name="T12"> <text:s/>Prairie Dog Simulator, early access.</text:span></text:p>
      <text:p text:style-name="P19"/>
      <text:p text:style-name="P19"/>
      <text:p text:style-name="P13">Illustrations</text:p>
      <text:p text:style-name="P19"/>
      <text:p text:style-name="P23">If a line begins with 'art: x.tci ' (where x is a string), it indicates that the engine should use an alternate rendering of the user output which imports a Mode 1 Tymkrscii file into the top half of the screen, printing the usual text output starting halfway down the screen.</text:p>
      <text:p text:style-name="P19"/>
      <text:p text:style-name="P19"/>
      <text:p text:style-name="P19">Named Addresses in Commands</text:p>
      <text:p text:style-name="P6"/>
      <text:p text:style-name="P24">At runtime, the interpreter can look up .address strings, converting them into literal line numbers.</text:p>
      <text:p text:style-name="P24"/>
      <text:p text:style-name="P24">Looking up .address values at runtime can be slow. <text:s/>The preprocessor tool mitigates this by converting all of the .address strings on executable lines of code into their literal line number values in advance of running the script, so the interpreter does not have to take the time to look them up at runtime. <text:s/>The preprocessor can be directed to not replace specific .address strings by escaping the . inside of curly brackets in the line of executable code using the address like so: <text:s/>$wget({.}address) <text:s/>This can be particularly useful when writing polymorphic code which dynamically generates executable code at runtime. <text:s/>When escaped, the preprocessor will ignore the address while doing the initial replacement passes and at the end it will remove the curly braces turning the escaped {.}address into a functional .address</text:p>
      <text:p text:style-name="P24"/>
      <text:p text:style-name="P26">In addition to .address names which reference lines of the Dogteeth source code file (or runtime cache), commands (and the preprocessor) support the use of !address names which references lines of a user key file. <text:s/>While the Badge Adventure is running, it is constantly loading and unloading various user files from memory.</text:p>
      <text:p text:style-name="P26"/>
      <text:p text:style-name="P26"><text:span text:style-name="T14">I</text:span>f a $pget(!address) command is evaluated, the engine loads up the user file for the owner of the badge and extracts what ever information is stored on the line following !address in the user key file.</text:p>
      <text:p text:style-name="P26"/>
      <text:p text:style-name="P26">If a $uget(54|!address) command is evaluated, the engine loads up the user file for badge id #54 and returns whatever string is stored on the line following !address in that user key file.</text:p>
      <text:p text:style-name="P26"/>
      <text:p text:style-name="P15">Note: the preprocessor asks for a default .tcikeys file before doing replacement. <text:s/>It uses this file to replace any !address found in commands with the literal line numbers in the user's user key files. <text:s/>Modifying the user files to have different !address lines will break the included maudeland adventure. <text:s/>If a user file has been modified, and gets transmitted to another badge, that badge will will pull data in from its preprocessed line<text:span text:style-name="T14"> </text:span>numbers. <text:s/>Because of how Dogteeth keeps evaluating until there are no more commands, this is one way to accomplish remote injection stuff. <text:s/>Like setting your name to some executable code which when evaluated on their badge will overwrite their name with some message, etc. <text:s/>This is low hanging fruit, so if you are going to abuse it<text:span text:style-name="T14">: </text:span><text:s/>be more clever and friendly about it :)<text:span text:style-name="T14"> <text:s/>Cyphercon is a friendly space, and I'm trusting you all to be respectful Midwest style.</text:span></text:p>
      <text:p text:style-name="P6"/>
      <text:p text:style-name="P6"/>
      <text:p text:style-name="P10">Environment Variables</text:p>
      <text:p text:style-name="P19"/>
      <text:p text:style-name="P21">{player_name}</text:p>
      <text:p text:style-name="P27">evaluates to the player's name</text:p>
      <text:p text:style-name="P21"/>
      <text:p text:style-name="P21">{player_id}</text:p>
      <text:p text:style-name="P27">evaluates to the player's badge id</text:p>
      <text:p text:style-name="P21"/>
      <text:p text:style-name="P21">{world_clock}</text:p>
      <text:p text:style-name="P27">evaluates to line 2 of the source file</text:p>
      <text:p text:style-name="P21"/>
      <text:p text:style-name="P21">{USER_NAME_INDEX}</text:p>
      <text:p text:style-name="P27">evaluates to the line number where a user name is stored in the user keys file</text:p>
      <text:p text:style-name="P19"/>
      <text:p text:style-name="P19"/>
      <text:p text:style-name="P10">Command Formatting</text:p>
      <text:p text:style-name="P19"/>
      <text:p text:style-name="P19">All commands start with '$', include a '(' and a ')'. <text:s/>The command type is between the '$' and the '('.</text:p>
      <text:p text:style-name="P19"/>
      <text:p text:style-name="P19">$commandtype()</text:p>
      <text:p text:style-name="P19"/>
      <text:p text:style-name="P19">The command type is at least 1 character long.</text:p>
      <text:p text:style-name="P19"/>
      <text:p text:style-name="P19">The arguments being passed to the command are in between the '(' and the ')'.</text:p>
      <text:p text:style-name="P19"/>
      <text:p text:style-name="P19">$commandtype(argument)</text:p>
      <text:p text:style-name="P19"/>
      <text:p text:style-name="P19">If a command type requires more than one argument, the arguments are separated by '|'</text:p>
      <text:p text:style-name="P19"/>
      <text:p text:style-name="P19">$commandtype(argument1|argument2)</text:p>
      <text:p text:style-name="P19"/>
      <text:p text:style-name="P19">In some situations, commands can be arguments.</text:p>
      <text:p text:style-name="P19"/>
      <text:p text:style-name="P19">$commandtype1($commandtype2())</text:p>
      <text:p text:style-name="P19"/>
      <text:p text:style-name="P19">More than one command can be on a line.</text:p>
      <text:p text:style-name="P19"/>
      <text:p text:style-name="P19">$commandtype(argument)$commandtype(argument)</text:p>
      <text:p text:style-name="P19"/>
      <text:p text:style-name="P19"/>
      <text:p text:style-name="P11">Special Characters</text:p>
      <text:p text:style-name="P27"/>
      <text:p text:style-name="P27">If a line in the source code is intended to be executable then '$' '(' and ')' should be considered special characters. <text:s/>Do not use those characters in that line for anything other than for well-formed commands. <text:s/>If the purpose of the line is to return a string which includes these characters, they can be pulled in at evaluation via a command but take care that they are only pulled in at the end of the order of operations - lest the command parser get confused by the special characters being present.</text:p>
      <text:p text:style-name="P19"/>
      <text:p text:style-name="P19"/>
      <text:p text:style-name="P10">Order of Operations</text:p>
      <text:p text:style-name="P19"/>
      <text:p text:style-name="P19">Order of operations matters<text:span text:style-name="T17"> a lot, so here it is:</text:span></text:p>
      <text:p text:style-name="P19"/>
      <text:p text:style-name="P39">The interpreter copies the key to be executed into working_key</text:p>
      <text:p text:style-name="P39"/>
      <text:p text:style-name="P39">The first thing to get evaluated in a key are any environment variables: '{player_name}', '{player_id}', '{world_clock}', '{USER_NAME_INDEX}' for example could be replaced by the interpreter with their literal values at time of execution.</text:p>
      <text:p text:style-name="P39"/>
      <text:p text:style-name="P39">Then the interpreter checks to see if there are any valid commands remaining in working_key - if not, it returns what ever is remaining in working_key back to the user as text.</text:p>
      <text:p text:style-name="P39"/>
      <text:p text:style-name="P39">If there is a valid command, the interpreter checks to see if it is a $random command. <text:s/><text:span text:style-name="T16">$random(option0|option1|etc)</text:span></text:p>
      <text:p text:style-name="P39"/>
      <text:p text:style-name="P39">If so, the interpreter will:</text:p>
      <text:p text:style-name="P39"/>
      <text:p text:style-name="P39">Replace the command with one of the arguments of the command. <text:s/>Note that the arguments are NOT evaluated until after the replacement.</text:p>
      <text:p text:style-name="P40"/>
      <text:p text:style-name="P39">If there was an $random command to deal with, the interpreter will bounce back to the top of the order of operations afterward.</text:p>
      <text:p text:style-name="P39"/>
      <text:p text:style-name="P39">If there is a valid command, and it is not an $if command, the interpreter check to see if it is a $pick command. <text:s/><text:span text:style-name="T16">$pick(index|option0|option1|etc)</text:span></text:p>
      <text:p text:style-name="P39"/>
      <text:p text:style-name="P39">If so, the interpreter will:</text:p>
      <text:p text:style-name="P39"/>
      <text:p text:style-name="P39">Evaluate argument 1 of the command to an integer value. <text:s/>This value is then used to select with which of the remaining arguments to replace the whole $pick command. <text:s/>Note that ONLY the first argument was evaluated. <text:s/>Much like if, we do not want the not-$picked arguments to evaluate (run) as they may not be the one that was picked.</text:p>
      <text:p text:style-name="P39"/>
      <text:p text:style-name="P39">If there was a $pick command to deal with, the interpreter will bounce back to the top of the order of operations afterward.</text:p>
      <text:p text:style-name="P39"/>
      <text:p text:style-name="P39">If there is a valid command, and it is not a $random command, and it is not a $pick command: <text:s/>the interpreter check to see if it is an $if command. <text:s/><text:span text:style-name="T16">$if(value0|value1|action0|action1) if value0 == value1 then action0 else action1</text:span></text:p>
      <text:p text:style-name="P39"/>
      <text:p text:style-name="P39">If so, the interpreter will:</text:p>
      <text:p text:style-name="P39"/>
      <text:p text:style-name="P39">Evaluate argument 1 and argument 2 of the command, test to see if the results are equal to each other. <text:s/>If they are equal, the interpreter will replace the whole if command with the 3rd argument. <text:s/>If they are not equal the interpreter will replace the whole if command with the 4th argument. <text:s/>Note that the 3rd and 4th arguments are NOT evaluated yet. <text:s/>The interpreter will not evaluate 3rd or 4th until AFTER the 'if' has been evaluated. <text:s/>If the 4th argument was a command, we wouldn't want that to evaluate (run) if the 1st and 2nd arguments were not equal, for example.</text:p>
      <text:p text:style-name="P39"/>
      <text:p text:style-name="P39">If there was an $if command to deal with, the interpreter will bounce back to the top of the order of operations afterward.</text:p>
      <text:p text:style-name="P39"/>
      <text:p text:style-name="P39">If there is a valid command, and it is not a $random command, and it is not a $pick command, and it is not an $if command:</text:p>
      <text:p text:style-name="P39"/>
      <text:p text:style-name="P39">The interprete<text:span text:style-name="T17">r</text:span> knows we are dealing with a simple command where all of the arguments can be safely evaluated. <text:s/>The interpreter finds the most deeply nested, left most command and evaluates its arguments then <text:span text:style-name="T17">evaluates the command</text:span> (maybe<text:span text:style-name="T17">, as some of those arguments may have been commands that need to be evaluated further, etc.</text:span>) - thereby replacing the command with the return<text:span text:style-name="T17">ed string </text:span>from executing the command.</text:p>
      <text:p text:style-name="P39"/>
      <text:p text:style-name="P39">Some commands have the ability to return strings that include other commands. <text:s/>When ever this is the case (it can happen on $if and $pick 'pre' evaluations too), the interpreter goes into recursive mode. <text:s/>The interpreter will continue drilling through the layers until it reaches a point where there are no more valid commands at which point it will return what ever text remains in working_key.</text:p>
      <text:p text:style-name="P39"/>
      <text:p text:style-name="P39">One important thing to note about order of operation is that if you need a command that uses the '|' to separate arguments: <text:s/>do not directly nest it inside of another command which uses '|'s. <text:s/>The parser in the interpreter can get confused. <text:s/><text:span text:style-name="T26">This could be improved with some regular expression magic but for now here is a w</text:span>ork around example using wget to pull in lines from other keys:</text:p>
      <text:p text:style-name="P39"/>
      <text:p text:style-name="P39">$wget(.EntryPoint)</text:p>
      <text:p text:style-name="P39">0</text:p>
      <text:p text:style-name="P39">0</text:p>
      <text:p text:style-name="P39">.EntryPoint</text:p>
      <text:p text:style-name="P39">Entry Point is $if($wget(.variable)|true|$wget(.wastrue)|$wget(.wasfalse)).</text:p>
      <text:p text:style-name="P39">.variable</text:p>
      <text:p text:style-name="P39">false</text:p>
      <text:p text:style-name="P39">.wastrue</text:p>
      <text:p text:style-name="P39">$random(that way|over there|hoppin)</text:p>
      <text:p text:style-name="P39">.wasfalse</text:p>
      <text:p text:style-name="P39">$random(so cool|so awesome|maudilicious)</text:p>
      <text:p text:style-name="P39">.end</text:p>
      <text:p text:style-name="P39"/>
      <text:p text:style-name="P39">This program makes use of a lot of keys without ever leaving execution pointer 0. <text:s/>It might output:</text:p>
      <text:p text:style-name="P39"/>
      <text:p text:style-name="P39">Entry Point is so cool.</text:p>
      <text:p text:style-name="P39">Entry Point is so awesome.</text:p>
      <text:p text:style-name="P39">Entry Point is maudilicious.</text:p>
      <text:p text:style-name="P41"/>
      <text:p text:style-name="P38">But there are many ways to approach most tasks, For example:</text:p>
      <text:p text:style-name="P38"/>
      <text:p text:style-name="P38">$if($wget(.variable)|true||$wget(.alt))</text:p>
      <text:p text:style-name="P38">0</text:p>
      <text:p text:style-name="P38">0</text:p>
      <text:p text:style-name="P38">.variable</text:p>
      <text:p text:style-name="P38">false</text:p>
      <text:p text:style-name="P38">.alt</text:p>
      <text:p text:style-name="P38">$wget(.option$random(0|1|2))</text:p>
      <text:p text:style-name="P38">.option0</text:p>
      <text:p text:style-name="P39">Entry Point is so cool.</text:p>
      <text:p text:style-name="P38">.option1</text:p>
      <text:p text:style-name="P39">Entry Point is so awesome.</text:p>
      <text:p text:style-name="P38">.option2</text:p>
      <text:p text:style-name="P39">Entry Point is maudilicious.</text:p>
      <text:p text:style-name="P38">.end</text:p>
      <text:p text:style-name="P38"/>
      <text:p text:style-name="P38">Uses <text:span text:style-name="T15">$</text:span>random to dynamically build a .address at runtime.</text:p>
      <text:p text:style-name="P19"/>
      <text:p text:style-name="P19"/>
      <text:p text:style-name="P10">Command<text:span text:style-name="T18"> Listing</text:span></text:p>
      <text:p text:style-name="P19"/>
      <text:p text:style-name="P19"/>
      <text:p text:style-name="P13">$wget(key)</text:p>
      <text:p text:style-name="P19"/>
      <text:p text:style-name="P28">Key is a line number or .address of a line in the loaded Dogteeth file.</text:p>
      <text:p text:style-name="P28"/>
      <text:p text:style-name="P34">If the line has been moved to the runtime cache, the contents will be pulled from the cache.</text:p>
      <text:p text:style-name="P28"/>
      <text:p text:style-name="P28">Evaluates to <text:span text:style-name="T18">the contents found at that line.</text:span></text:p>
      <text:p text:style-name="P28"/>
      <text:p text:style-name="P19"/>
      <text:p text:style-name="P13">$wset(key|value)</text:p>
      <text:p text:style-name="P19"/>
      <text:p text:style-name="P29">Key is a line number or .address of a line in the loaded Dogteeth file.</text:p>
      <text:p text:style-name="P32"/>
      <text:p text:style-name="P32">Value is a string which will replace the line specified by Key.</text:p>
      <text:p text:style-name="P32"/>
      <text:p text:style-name="P34">Lines modified by wset move into the runtime cache.</text:p>
      <text:p text:style-name="P29"/>
      <text:p text:style-name="P28">Evaluates to <text:span text:style-name="T18">nothing.</text:span></text:p>
      <text:p text:style-name="P19"/>
      <text:p text:style-name="P19"/>
      <text:p text:style-name="P13">$append(key|value|maxlen)</text:p>
      <text:p text:style-name="P19"/>
      <text:p text:style-name="P29">Key is a line number or .address of a line in the loaded Dogteeth file.</text:p>
      <text:p text:style-name="P32"/>
      <text:p text:style-name="P32">Value is a string which will <text:span text:style-name="T19">appended to the end of the</text:span> line specified by Key.</text:p>
      <text:p text:style-name="P32"/>
      <text:p text:style-name="P34">Unless the resulting length of the line is greater than the value specified by specified maxlen.</text:p>
      <text:p text:style-name="P29"/>
      <text:p text:style-name="P34">Lines modified by append move into the runtime cache.</text:p>
      <text:p text:style-name="P29"/>
      <text:p text:style-name="P28">Evaluates to <text:span text:style-name="T19">nothing.</text:span></text:p>
      <text:p text:style-name="P19"/>
      <text:p text:style-name="P19"/>
      <text:p text:style-name="P13">$uget(user|key)</text:p>
      <text:p text:style-name="P19"/>
      <text:p text:style-name="P35">User is the badge serial number of some user.</text:p>
      <text:p text:style-name="P35"/>
      <text:p text:style-name="P30">Key is a line number or <text:span text:style-name="T20">!</text:span>address of a line in the <text:span text:style-name="T20">specified user's user keys file</text:span>.</text:p>
      <text:p text:style-name="P28"/>
      <text:p text:style-name="P28">Evaluates to <text:span text:style-name="T20">the contents found at that line.</text:span></text:p>
      <text:p text:style-name="P19"/>
      <text:p text:style-name="P19"/>
      <text:p text:style-name="P13">$pget(key)</text:p>
      <text:p text:style-name="P19"/>
      <text:p text:style-name="P30">Key is a line number or <text:span text:style-name="T20">!</text:span>address of a line in the <text:span text:style-name="T20">local user's user keys file</text:span>.</text:p>
      <text:p text:style-name="P30"/>
      <text:p text:style-name="P30">Evaluates to <text:span text:style-name="T20">the contents found at that line.</text:span></text:p>
      <text:p text:style-name="P19"/>
      <text:p text:style-name="P19"/>
      <text:p text:style-name="P13">$pset(key|value)</text:p>
      <text:p text:style-name="P19"/>
      <text:p text:style-name="P30">Key is a line number or <text:span text:style-name="T20">!</text:span>address of a line in the <text:span text:style-name="T20">local user's user keys file</text:span>.</text:p>
      <text:p text:style-name="P33"/>
      <text:p text:style-name="P33">Value is a string which will replace the line specified by Key.</text:p>
      <text:p text:style-name="P19"/>
      <text:p text:style-name="P28">Evaluates to <text:span text:style-name="T20">nothing.</text:span></text:p>
      <text:p text:style-name="P19"/>
      <text:p text:style-name="P19"/>
      <text:p text:style-name="P13">$random(option0|option1|etc)</text:p>
      <text:p text:style-name="P19"/>
      <text:p text:style-name="P37">Options are strings which could contain commands. <text:s/>Commands inside of options should <text:span text:style-name="T26">not</text:span> include the | special character. <text:s/>A $wget command etc. which pulls in a string which contains | characters is safe because the $wget evaluates after the $random command.</text:p>
      <text:p text:style-name="P19"/>
      <text:p text:style-name="P36">Commands inside of a $random <text:span text:style-name="T22">option </text:span>will not evaluate until after the $random command evaluates.</text:p>
      <text:p text:style-name="P19"/>
      <text:p text:style-name="P28">Evaluates to <text:span text:style-name="T21">only one of the options, selected randomly.</text:span></text:p>
      <text:p text:style-name="P19"/>
      <text:p text:style-name="P19"/>
      <text:p text:style-name="P13">$pick(index|option0|option1|etc)</text:p>
      <text:p text:style-name="P19"/>
      <text:p text:style-name="P37">Index is a value which specifies which option to pick. <text:s/>Index could be a command which evaluates to a number. <text:s/>Any commands or environment variables in the Index parameter are evaluated before the $pick command is evaluated. <text:s/>Commands inside of index should never <text:span text:style-name="T26">directly </text:span>include the | special character<text:span text:style-name="T26"> as this can confuse the parser</text:span>. <text:s/>A $wget command etc. which pulls in a string which contains | characters <text:span text:style-name="T26">should be safe thanks to them being </text:span><text:span text:style-name="T27">evaluated </text:span><text:span text:style-name="T26">down in a recursive instance of the parser.</text:span></text:p>
      <text:p text:style-name="P19"/>
      <text:p text:style-name="P37">Options are strings which could contain commands. <text:s/>Commands inside of options should <text:span text:style-name="T26">not</text:span> include the | special character. <text:s/>A $wget command etc. which pulls in a string which contains | characters is safe because the $wget evaluates after the $random command.</text:p>
      <text:p text:style-name="P19"/>
      <text:p text:style-name="P51">Commands inside of a $<text:span text:style-name="T22">pick</text:span> <text:span text:style-name="T22">option </text:span>will not evaluate until after the $<text:span text:style-name="T22">pick</text:span> command evaluates.</text:p>
      <text:p text:style-name="P51"/>
      <text:p text:style-name="P53">If there is some issue casting index to an integer, it will evaluate to a '0'. <text:s/>In this case $pick will evaluate to option0.</text:p>
      <text:p text:style-name="P22"/>
      <text:p text:style-name="P31"><text:span text:style-name="T29">After index has been evaluated: $pick e</text:span>valuates to <text:span text:style-name="T21">only one of the options, selected </text:span><text:span text:style-name="T22">by the index value</text:span><text:span text:style-name="T21">.</text:span></text:p>
      <text:p text:style-name="P19"/>
      <text:p text:style-name="P19"/>
      <text:p text:style-name="P13">$if(value0|value1|<text:span text:style-name="T29">option</text:span>0|<text:span text:style-name="T29">option</text:span>1) if value0 == value1 then action0 else action1</text:p>
      <text:p text:style-name="P19"/>
      <text:p text:style-name="P49">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2">Options are strings which could contain commands. <text:s/>Commands inside of options should <text:span text:style-name="T26">not</text:span> include the | special character. <text:s/>A $wget command etc. which pulls in a string which contains | characters is safe because the $wget evaluates after the $random command.</text:p>
      <text:p text:style-name="P19"/>
      <text:p text:style-name="P51">Commands inside of a $<text:span text:style-name="T25">if</text:span> <text:span text:style-name="T29">option</text:span><text:span text:style-name="T22"> </text:span>will not evaluate until after the $<text:span text:style-name="T25">if</text:span> command evaluates.</text:p>
      <text:p text:style-name="P19"/>
      <text:p text:style-name="P28"><text:span text:style-name="T29">After value0 and value1 have been evaluated: $if</text:span> <text:span text:style-name="T29">evaluates </text:span>to <text:span text:style-name="T25">action0 if value0 equals value1, or to action1 if value0 does not equal value1.</text:span><text:span text:style-name="T30"> <text:s/>When checking equality, the values are treated as strings.</text:span></text:p>
      <text:p text:style-name="P19"/>
      <text:p text:style-name="P19"/>
      <text:p text:style-name="P13">$+(value<text:span text:style-name="T31">0</text:span>|value<text:span text:style-name="T31">1</text:span>)</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4">If there is some issue casting <text:span text:style-name="T30">a value</text:span> to an integer, it will evaluate to a '0'<text:span text:style-name="T30">.</text:span></text:p>
      <text:p text:style-name="P58"/>
      <text:p text:style-name="P59">After value0 and value1 have been evaluated: $+ e<text:span text:style-name="T32">valuates to </text:span>the sum of value0 and value1.</text:p>
      <text:p text:style-name="P19"/>
      <text:p text:style-name="P19"/>
      <text:p text:style-name="P13">$-(value<text:span text:style-name="T31">0</text:span>|value<text:span text:style-name="T31">1</text:span>)</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4">If there is some issue casting <text:span text:style-name="T30">a value</text:span> to an integer, it will evaluate to a '0'<text:span text:style-name="T30">.</text:span></text:p>
      <text:p text:style-name="P46"/>
      <text:p text:style-name="P59">After value0 and value1 have been evaluated: $- e<text:span text:style-name="T32">valuates to </text:span>the difference between value0 and value1.</text:p>
      <text:p text:style-name="P19"/>
      <text:p text:style-name="P19"/>
      <text:p text:style-name="P13">$&gt;(value<text:span text:style-name="T31">0</text:span>|value<text:span text:style-name="T31">1</text:span>) return 0 if true, return 1 if false</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4">If there is some issue casting <text:span text:style-name="T30">a value</text:span> to an integer, it will evaluate to a '0'<text:span text:style-name="T30">.</text:span></text:p>
      <text:p text:style-name="P46"/>
      <text:p text:style-name="P59">After value0 and value1 have been evaluated:</text:p>
      <text:p text:style-name="P59"/>
      <text:p text:style-name="P59">If value0 is greater than value1 $&gt; evaluates to '0'</text:p>
      <text:p text:style-name="P59">If value0 is not greater than value1 $&gt; evaluates to '1'</text:p>
      <text:p text:style-name="P47"/>
      <text:p text:style-name="P19"/>
      <text:p text:style-name="P13">$&lt;(value<text:span text:style-name="T31">0</text:span>|value<text:span text:style-name="T31">1</text:span>) return 0 if true, return 1 if false</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4">If there is some issue casting <text:span text:style-name="T30">a value</text:span> to an integer, it will evaluate to a '0'<text:span text:style-name="T30">.</text:span></text:p>
      <text:p text:style-name="P46"/>
      <text:p text:style-name="P59">After value0 and value1 have been evaluated:</text:p>
      <text:p text:style-name="P19"/>
      <text:p text:style-name="P59">If value0 is less than value1 $&lt; evaluates to '0'</text:p>
      <text:p text:style-name="P59">If value0 is not less than value1 $&lt; evaluates to '1'</text:p>
      <text:p text:style-name="P47"/>
      <text:p text:style-name="P19"/>
      <text:p text:style-name="P13">$==(value<text:span text:style-name="T31">0</text:span>|value<text:span text:style-name="T31">1</text:span>) return 0 if true, return 1 if false</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9">value0 and value1 are cast to integers</text:p>
      <text:p text:style-name="P55">If there is some issue casting <text:span text:style-name="T30">a value</text:span> to an integer, it will evaluate to a '0'<text:span text:style-name="T30">.</text:span></text:p>
      <text:p text:style-name="P47"/>
      <text:p text:style-name="P59">After value0 and value1 have been evaluated:</text:p>
      <text:p text:style-name="P59"/>
      <text:p text:style-name="P59">If value0 is equal to value1 $== evaluates to '0'</text:p>
      <text:p text:style-name="P59">If value0 is not equal to value1 $== evaluates to '1'</text:p>
      <text:p text:style-name="P47"/>
      <text:p text:style-name="P19"/>
      <text:p text:style-name="P13">$!=(value<text:span text:style-name="T31">0</text:span>|value<text:span text:style-name="T31">1</text:span>) return 0 if true, return 1 if false</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59">value0 and value1 are cast to integers</text:p>
      <text:p text:style-name="P55">If there is some issue casting <text:span text:style-name="T30">a value</text:span> to an integer, it will evaluate to a '0'<text:span text:style-name="T30">.</text:span></text:p>
      <text:p text:style-name="P47"/>
      <text:p text:style-name="P59">After value0 and value1 have been evaluated:</text:p>
      <text:p text:style-name="P59"/>
      <text:p text:style-name="P59">If value0 is not equal to value1 $== evaluates to '0'</text:p>
      <text:p text:style-name="P59">If value0 is equal to value1 $== evaluates to '1'</text:p>
      <text:p text:style-name="P47"/>
      <text:p text:style-name="P19"/>
      <text:p text:style-name="P13">$limit(value|low|high)</text:p>
      <text:p text:style-name="P19"/>
      <text:p text:style-name="P60">Low and High are value parameters.</text:p>
      <text:p text:style-name="P19"/>
      <text:p text:style-name="P50">Value parameters are strings which could contain commands. <text:s/>Commands inside of value parameters should not contain the | special character.<text:span text:style-name="T28"> <text:s/></text:span><text:span text:style-name="T22">A $wget command etc. which pulls in a string which contains | characters </text:span><text:span text:style-name="T26">should be safe thanks to them being </text:span><text:span text:style-name="T27">evaluated </text:span><text:span text:style-name="T26">down in a recursive instance of the parser.</text:span></text:p>
      <text:p text:style-name="P19"/>
      <text:p text:style-name="P60">Value, Low, and High are cast to integers.</text:p>
      <text:p text:style-name="P56">If there is some issue casting <text:span text:style-name="T30">a value</text:span> to an integer, it will evaluate to a '0'<text:span text:style-name="T30">.</text:span></text:p>
      <text:p text:style-name="P46"/>
      <text:p text:style-name="P60">After Value, Low, and High have been evaluated:</text:p>
      <text:p text:style-name="P60"/>
      <text:p text:style-name="P60">If Value is less than Low: $limit e<text:span text:style-name="T32">valuates to </text:span>Low.</text:p>
      <text:p text:style-name="P60">If Value is greater than High: $limit evaluates to High.</text:p>
      <text:p text:style-name="P60">If Value is between Low and High: $limit evaluates to Value.</text:p>
      <text:p text:style-name="P19"/>
      <text:p text:style-name="P19"/>
      <text:p text:style-name="P64">$b6tob10(value)</text:p>
      <text:p text:style-name="P19"/>
      <text:p text:style-name="P50">Value parameters are strings which could contain commands.</text:p>
      <text:p text:style-name="P19"/>
      <text:p text:style-name="P63">After Value has been evaluated: <text:span text:style-name="T34">$b6tob10</text:span><text:span text:style-name="T33"> evaluates the senary value, base converted to base 10 (decimal) notation.</text:span></text:p>
      <text:p text:style-name="P19"/>
      <text:p text:style-name="P19"/>
      <text:p text:style-name="P13">$b10tob6(value)</text:p>
      <text:p text:style-name="P19"/>
      <text:p text:style-name="P50">Value parameters are strings which could contain commands.</text:p>
      <text:p text:style-name="P19"/>
      <text:p text:style-name="P61">Value is cast to an integer.</text:p>
      <text:p text:style-name="P57">If there is some issue casting <text:span text:style-name="T30">value</text:span> to an integer, it will evaluate to a '0'<text:span text:style-name="T30">.</text:span></text:p>
      <text:p text:style-name="P48"/>
      <text:p text:style-name="P61">After Value has been evaluated: <text:span text:style-name="T34">$b10tob6</text:span><text:span text:style-name="T33"> e</text:span><text:span text:style-name="T32">valuates to</text:span> value encoded into base 6 (senary) notation.</text:p>
      <text:p text:style-name="P19"/>
      <text:p text:style-name="P19"/>
      <text:p text:style-name="P13">$button(<text:span text:style-name="T30">pointer</text:span>)</text:p>
      <text:p text:style-name="P19"/>
      <text:p text:style-name="P63">Pointer is a string which could contain commands.<text:span text:style-name="T35"> <text:s/>It could be a literal line number or a .address (a named address).</text:span></text:p>
      <text:p text:style-name="P19"/>
      <text:p text:style-name="P65">Adds a possible execution branch option, and displays that option to the user. <text:s/>There are six slots which branch options can be dynamically allocated into: [r]ed, [y]ellow, [g]reen, [t]eal, [b]lue, and [v]iolet.</text:p>
      <text:p text:style-name="P19"/>
      <text:p text:style-name="P28">Evaluates to <text:span text:style-name="T35">a string which starts with a [, ends with a ] and includes a single letter between indicating which color slot the execution branch option has been allocated into.</text:span></text:p>
      <text:p text:style-name="P28"/>
      <text:p text:style-name="P65">Execution is halted until the user selects an option from the presently allocated options. <text:s/>At which point the interpreter moves onto executing the line of code indicated by the selected option. <text:s/>The slots are reset to being empty each time the interpreter starts executing a line of code.</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08:27:07.112575488</meta:creation-date>
    <dc:date>2023-03-22T12:09:34.574647174</dc:date>
    <meta:editing-duration>PT8H31M54S</meta:editing-duration>
    <meta:editing-cycles>44</meta:editing-cycles>
    <meta:generator>LibreOffice/7.4.5.1$Linux_X86_64 LibreOffice_project/40$Build-1</meta:generator>
    <meta:document-statistic meta:table-count="0" meta:image-count="0" meta:object-count="0" meta:page-count="1" meta:paragraph-count="216" meta:word-count="3799" meta:character-count="22358" meta:non-whitespace-character-count="18684"/>
  </office:meta>
</office:document-meta>
</file>